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Fira Code" svg:font-family="'Fira Code'" style:font-pitch="variable"/>
    <style:font-face style:name="Fira Code Light" svg:font-family="'Fira Code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 Code Light" officeooo:rsid="00179398" officeooo:paragraph-rsid="00179398"/>
    </style:style>
    <style:style style:name="P2" style:family="paragraph" style:parent-style-name="Standard">
      <style:paragraph-properties fo:text-align="center" style:justify-single-word="false"/>
      <style:text-properties style:font-name="Fira Code" fo:font-weight="bold" officeooo:rsid="00189588" officeooo:paragraph-rsid="0018958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ira Code" fo:font-weight="bold" officeooo:rsid="00189588" officeooo:paragraph-rsid="0018958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 Code" fo:font-weight="normal" officeooo:rsid="001a34fd" officeooo:paragraph-rsid="001a34fd" style:font-weight-asian="normal" style:font-weight-complex="normal"/>
    </style:style>
    <style:style style:name="P5" style:family="paragraph" style:parent-style-name="Standard">
      <style:paragraph-properties fo:break-before="page"/>
      <style:text-properties style:font-name="Fira Code Light" officeooo:rsid="00179398" officeooo:paragraph-rsid="001793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maontwerp Tinbes02 v0.1</text:p>
      <text:p text:style-name="P4">Valentijn Hulst(0923363)</text:p>
      <text:p text:style-name="P2"/>
      <text:p text:style-name="P2"/>
      <text:p text:style-name="P2"/>
      <text:p text:style-name="P2"/>
      <text:p text:style-name="P2">Data structures</text:p>
      <text:p text:style-name="P1">struct inputBuffer = [12];</text:p>
      <text:p text:style-name="P1"/>
      <text:p text:style-name="P1">struct task</text:p>
      <text:p text:style-name="P1">{</text:p>
      <text:p text:style-name="P1"><text:s text:c="4"/>int pid;</text:p>
      <text:p text:style-name="P1"><text:s text:c="4"/>taskStatus status;</text:p>
      <text:p text:style-name="P1"><text:s text:c="4"/>stackPointer *sPointer;</text:p>
      <text:p text:style-name="P1"><text:s text:c="4"/>int pc;</text:p>
      <text:p text:style-name="P1"><text:s text:c="4"/>filePointer *fPointer;</text:p>
      <text:p text:style-name="P1">}tasks;</text:p>
      <text:p text:style-name="P1"/>
      <text:p text:style-name="P1">struct terminalCommands</text:p>
      <text:p text:style-name="P1">{</text:p>
      <text:p text:style-name="P1"><text:s text:c="4"/>int cid;</text:p>
      <text:p text:style-name="P1"><text:s text:c="4"/>String commandName;</text:p>
      <text:p text:style-name="P1"><text:s text:c="4"/>commandStub stub;</text:p>
      <text:p text:style-name="P1"><text:s/>}commands;</text:p>
      <text:p text:style-name="P1"/>
      <text:p text:style-name="P1">static struct[] FileAllocationTable</text:p>
      <text:p text:style-name="P1">{</text:p>
      <text:p text:style-name="P1"><text:s text:c="4"/>string fileName;</text:p>
      <text:p text:style-name="P1"><text:s text:c="4"/>int startPosition;</text:p>
      <text:p text:style-name="P1"><text:s text:c="4"/>sizeof size;</text:p>
      <text:p text:style-name="P1"><text:s text:c="4"/>filePointer *fPointer;</text:p>
      <text:p text:style-name="P1">}fat;</text:p>
      <text:p text:style-name="P1"/>
      <text:p text:style-name="P1"/>
      <text:p text:style-name="P5"/>
      <text:p text:style-name="P2">Functies in pseudocode</text:p>
      <text:p text:style-name="P1">readInputFromBuffer(input)</text:p>
      <text:p text:style-name="P1">{</text:p>
      <text:p text:style-name="P1"><text:s text:c="4"/>var buffer = readFromSerial();</text:p>
      <text:p text:style-name="P1"/>
      <text:p text:style-name="P1"><text:s text:c="4"/>if(inputChar == \n)</text:p>
      <text:p text:style-name="P1"><text:s text:c="4"/>{</text:p>
      <text:p text:style-name="P1"><text:s text:c="8"/>buffer.clear();</text:p>
      <text:p text:style-name="P1"><text:s text:c="4"/>}</text:p>
      <text:p text:style-name="P1">}</text:p>
      <text:p text:style-name="P1"/>
      <text:p text:style-name="P1">mallocFile(file)</text:p>
      <text:p text:style-name="P1">{</text:p>
      <text:p text:style-name="P1"><text:s text:c="4"/>//allocate memory for file</text:p>
      <text:p text:style-name="P1"><text:s text:c="4"/>malloc(sizeof(&amp;file));</text:p>
      <text:p text:style-name="P1">}</text:p>
      <text:p text:style-name="P1"/>
      <text:p text:style-name="P1"/>
      <text:p text:style-name="P1">availableSpace()</text:p>
      <text:p text:style-name="P1">{</text:p>
      <text:p text:style-name="P1"><text:s text:c="4"/>//get all existing entries within eeprom</text:p>
      <text:p text:style-name="P1"><text:s text:c="4"/>// calculate difference between files</text:p>
      <text:p text:style-name="P1"><text:s text:c="4"/>// sort file by size</text:p>
      <text:p text:style-name="P1"><text:s text:c="4"/>// return file with highest size</text:p>
      <text:p text:style-name="P1">}</text:p>
      <text:p text:style-name="P1"/>
      <text:p text:style-name="P1">deallocFile(file)</text:p>
      <text:p text:style-name="P1">{</text:p>
      <text:p text:style-name="P1"><text:s text:c="4"/>//give back freed memory to operating system</text:p>
      <text:p text:style-name="P1"><text:s text:c="4"/>free(sizeof(&amp;file));</text:p>
      <text:p text:style-name="P1">}</text:p>
      <text:p text:style-name="P1"/>
      <text:p text:style-name="P1"/>
      <text:p text:style-name="P1">int getFileFromEeprom(file)</text:p>
      <text:p text:style-name="P1">{</text:p>
      <text:p text:style-name="P1"><text:s text:c="4"/>int status;</text:p>
      <text:p text:style-name="P1"><text:s text:c="4"/>if(file == foundFile)</text:p>
      <text:p text:style-name="P1"><text:s text:c="4"/>{</text:p>
      <text:p text:style-name="P1"><text:s text:c="8"/>return 1;</text:p>
      <text:p text:style-name="P1"><text:s text:c="4"/>}</text:p>
      <text:p text:style-name="P1"><text:s text:c="4"/>else;</text:p>
      <text:p text:style-name="P1"><text:s text:c="4"/>{</text:p>
      <text:p text:style-name="P1"><text:s text:c="8"/>return -1;</text:p>
      <text:p text:style-name="P1"><text:s text:c="4"/>}</text:p>
      <text:p text:style-name="P1"><text:s text:c="4"/>//iterate through FAT file system</text:p>
      <text:p text:style-name="P1"><text:s text:c="4"/>//return start position or -1</text:p>
      <text:p text:style-name="P1">}</text:p>
      <text:p text:style-name="P1"/>
      <text:p text:style-name="P1"><text:soft-page-break/>int writeFileToEeprom(file)</text:p>
      <text:p text:style-name="P1">{</text:p>
      <text:p text:style-name="P1"><text:s text:c="4"/>eeprom.write(&amp;file);</text:p>
      <text:p text:style-name="P1"><text:s text:c="4"/>if(eeprom.success() == 1)</text:p>
      <text:p text:style-name="P1"><text:s text:c="4"/>{</text:p>
      <text:p text:style-name="P1"><text:s text:c="8"/>return 1;</text:p>
      <text:p text:style-name="P1"><text:s text:c="4"/>}</text:p>
      <text:p text:style-name="P1"><text:s text:c="4"/>else</text:p>
      <text:p text:style-name="P1"><text:s text:c="4"/>{</text:p>
      <text:p text:style-name="P1"><text:s text:c="8"/>return -1;</text:p>
      <text:p text:style-name="P1"><text:s text:c="4"/>}</text:p>
      <text:p text:style-name="P1">}</text:p>
      <text:p text:style-name="P1"/>
      <text:p text:style-name="P1"/>
      <text:p text:style-name="P1">pushFileToStack(file)</text:p>
      <text:p text:style-name="P1">{</text:p>
      <text:p text:style-name="P1"><text:s text:c="4"/>//helper function that pushes a file to the stack</text:p>
      <text:p text:style-name="P1">}</text:p>
      <text:p text:style-name="P1"/>
      <text:p text:style-name="P1"/>
      <text:p text:style-name="P1">popFileFromStack(file)</text:p>
      <text:p text:style-name="P1">{</text:p>
      <text:p text:style-name="P1"><text:s text:c="4"/>//helper function that pops a file from the stack</text:p>
      <text:p text:style-name="P1">}</text:p>
      <text:p text:style-name="P1"/>
      <text:p text:style-name="P1"/>
      <text:p text:style-name="P1">scheduler()</text:p>
      <text:p text:style-name="P1">{</text:p>
      <text:p text:style-name="P1"><text:s text:c="4"/>//schedule the tasks preemptively with round robin</text:p>
      <text:p text:style-name="P1"><text:s text:c="4"/>//when the deadline of the task is met, switch to another task.</text:p>
      <text:p text:style-name="P1"><text:s text:c="4"/>//no priority scheduling algorithm</text:p>
      <text:p text:style-name="P1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Fira Code" svg:font-family="'Fira Code'" style:font-pitch="variable"/>
    <style:font-face style:name="Fira Code Light" svg:font-family="'Fira Code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19:57:46.866740981</meta:creation-date>
    <dc:date>2020-02-14T20:29:43.909122877</dc:date>
    <meta:editing-duration>PT1M6S</meta:editing-duration>
    <meta:editing-cycles>1</meta:editing-cycles>
    <meta:document-statistic meta:table-count="0" meta:image-count="0" meta:object-count="0" meta:page-count="3" meta:paragraph-count="91" meta:word-count="203" meta:character-count="1569" meta:non-whitespace-character-count="1236"/>
    <meta:generator>LibreOffice/6.3.4.2$Linux_X86_64 LibreOffice_project/30$Build-2</meta:generator>
  </office:meta>
</office:document-meta>
</file>